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E000139AD00012762B53823F6.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list-style-name="WW8Num1"/>
    <style:style style:name="P3" style:family="paragraph" style:parent-style-name="Standard">
      <style:paragraph-properties fo:margin-left="0cm" fo:margin-right="0cm" fo:text-align="justify" style:justify-single-word="false" fo:text-indent="0.953cm" style:auto-text-indent="false" fo:padding-left="0cm" fo:padding-right="0cm" fo:padding-top="0cm" fo:padding-bottom="0.035cm" fo:border-left="none" fo:border-right="none" fo:border-top="none" fo:border-bottom="0.018cm solid #000000"/>
      <style:text-properties style:font-name="Comic Sans MS" fo:font-size="14pt" style:font-size-asian="14pt" style:font-size-complex="14pt"/>
    </style:style>
    <style:style style:name="P4" style:family="paragraph" style:parent-style-name="Standard">
      <style:paragraph-properties fo:margin-left="0cm" fo:margin-right="0cm" fo:text-align="justify" style:justify-single-word="false" fo:text-indent="0.953cm" style:auto-text-indent="false"/>
    </style:style>
    <style:style style:name="P5" style:family="paragraph" style:parent-style-name="Header">
      <style:text-properties fo:font-style="italic" fo:font-weight="bold" style:font-style-asian="italic" style:font-weight-asian="bold"/>
    </style:style>
    <style:style style:name="P6"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ERCIZIO:</text:p>
      <text:p text:style-name="Standard"/>
      <text:list text:style-name="WW8Num1">
        <text:list-item>
          <text:p text:style-name="P2"><text:span text:style-name="T1">Riprodurre</text:span> il seguente documento e <text:span text:style-name="T1">salvarlo</text:span> con il nome <text:span text:style-name="T2">novatown</text:span>:</text:p>
        </text:list-item>
      </text:list>
      <text:p text:style-name="Standard"/>
      <text:p text:style-name="P3">Nascita</text:p>
      <text:p text:style-name="P4">Nel 1998, durante il congresso “<text:span text:style-name="T3">Una nuova era</text:span>”, furono presentate dieci proposte di costruzione di nuove città che avrebbero rappresentato il nuovo cuore urbanistico, sociale, produttivo, commerciale ed economico di altrettante capitali europee alla ricerca di soluzioni adeguate ai mutamenti dei tempi.</text:p>
      <text:p text:style-name="P4"/>
      <text:p text:style-name="P3">Persone</text:p>
      <text:p text:style-name="P4">Rappresentanti, mentori e trascinatori del nuovo progetto sono stati i rappresentanti delle società pesantemente impegnate nelle nuove tecnologie che fanno della grande rete il motore propulsore di ogni nuova iniziativa tesa al miglioramento della qualità della vita dei cittadini.</text:p>
      <text:p text:style-name="P4"/>
      <text:p text:style-name="P3">Obiettivi</text:p>
      <text:p text:style-name="P4">Riuscire a far partire la costruzione dei nuovi insediamenti entro il 2010 con la partecipazione di tutti gli stati membri della Comunità Europea allargata agli stati dell’Europa dell’Est che intendono aderire al progetto.</text:p>
      <text:p text:style-name="P4"/>
      <text:p text:style-name="Standard"/>
      <text:list text:style-name="WW8Num1" text:continue-numbering="true">
        <text:list-item>
          <text:p text:style-name="P2"><text:span text:style-name="T1">Inserire</text:span> <text:span text:style-name="T2">nell’intestazione di pagina</text:span> il seguente testo:</text:p>
        </text:list-item>
      </text:list>
      <text:p text:style-name="Standard"/>
      <text:p text:style-name="Header"><text:span text:style-name="T4">Caratteristiche del <text:tab/>Una nuova era<text:tab/>1998</text:span></text:p>
      <text:p text:style-name="P5">Progetto NOVATOWN</text:p>
      <text:p text:style-name="P6"><draw:frame draw:style-name="fr1" draw:name="immagini1" text:anchor-type="as-char" svg:width="2.529cm" svg:height="2.394cm" draw:z-index="0"><draw:image xlink:href="Pictures/200000AE000139AD00012762B53823F6.wmf" xlink:type="simple" xlink:show="embed" xlink:actuate="onLoad"/></draw:frame></text:p>
      <text:p text:style-name="Standard"/>
      <text:p text:style-name="Standard"/>
      <text:list text:style-name="WW8Num1" text:continue-numbering="true">
        <text:list-item>
          <text:p text:style-name="P2"><text:span text:style-name="T1">Inserire</text:span> <text:span text:style-name="T2">nel piè di pagina</text:span> il numero di pagina a sinistra e a destra la data di oggi.</text:p>
        </text:list-item>
      </text:list>
      <text:p text:style-name="Standard"/>
      <text:list text:style-name="WW8Num1" text:continue-numbering="true">
        <text:list-item>
          <text:p text:style-name="P2"><text:span text:style-name="T1">Cambiare</text:span> in orizzontale l’orientamento del fogl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dc:title>
    <meta:initial-creator>caresia.marco</meta:initial-creator>
    <meta:creation-date>2006-07-19T16:44:00</meta:creation-date>
    <dc:creator>Marco</dc:creator>
    <dc:date>2006-07-19T16:44:00</dc:date>
    <dc:language>it-IT</dc:language>
    <meta:editing-cycles>2</meta:editing-cycles>
    <meta:editing-duration>PT2M0S</meta:editing-duration>
    <meta:user-defined meta:name="Info 1"/>
    <meta:user-defined meta:name="Info 2"/>
    <meta:user-defined meta:name="Info 3"/>
    <meta:user-defined meta:name="Info 4"/>
    <meta:document-statistic meta:table-count="0" meta:image-count="1" meta:object-count="0" meta:page-count="1" meta:paragraph-count="14" meta:word-count="167" meta:character-count="1151"/>
  </office:meta>
</office:document-meta>
</file>